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01" calcext:value-type="float">
            <text:p>401</text:p>
          </table:table-cell>
          <table:table-cell table:style-name="ce7" table:formula="of:=COUNTIF([.B7:.B454];&quot;X&quot;)" office:value-type="float" office:value="337" calcext:value-type="float">
            <text:p>337</text:p>
          </table:table-cell>
          <table:table-cell table:style-name="ce7" table:formula="of:=COUNTIF([.C7:.C454];&quot;X&quot;)" office:value-type="float" office:value="14" calcext:value-type="float">
            <text:p>14</text:p>
          </table:table-cell>
          <table:table-cell table:style-name="ce7" table:formula="of:=COUNTIF([.D7:.D454];&quot;X&quot;)" office:value-type="float" office:value="39" calcext:value-type="float">
            <text:p>39</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32" calcext:value-type="float">
            <text:p>4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5">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4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 style:data-style-name="N2" text:time-value="19:15:35.3344995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7T19:15:52.252643005</dc:date>
    <meta:editing-duration>PT13H21M23S</meta:editing-duration>
    <meta:editing-cycles>373</meta:editing-cycles>
    <meta:document-statistic meta:table-count="1" meta:cell-count="2400" meta:object-count="0"/>
  </office:meta>
</office:document-meta>
</file>